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7">T</text:span><text:span text:style-name="_31_49">h</text:span><text:span text:style-name="_31_73">e</text:span><text:span text:style-name="_31_"> </text:span><text:span text:style-name="_31_49">M</text:span><text:span text:style-name="_32_01">c</text:span><text:span text:style-name="_35_4">W</text:span><text:span text:style-name="_31_49">i</text:span><text:span text:style-name="_31_91">l</text:span><text:span text:style-name="_32_0">l</text:span><text:span text:style-name="_39_5">i</text:span><text:span text:style-name="_31_71">a</text:span><text:span text:style-name="_36_0">m</text:span><text:span text:style-name="_31_50">s</text:span><text:span text:style-name="_32_07">e</text:span><text:span text:style-name="_32_7">s</text:span><text:span text:style-name="_37_6"> </text:span><text:span text:style-name="_31_79">A</text:span><text:span text:style-name="_32_4">n</text:span><text:span text:style-name="_31_35">d</text:span><text:span text:style-name="_31_51"> </text:span><text:span text:style-name="_36_9">T</text:span><text:span text:style-name="_31_32">h</text:span><text:span text:style-name="_31_71">e</text:span><text:span text:style-name="_31_"> </text:span><text:span text:style-name="_31_49">B</text:span><text:span text:style-name="_31_80">u</text:span><text:span text:style-name="_35_4">r</text:span><text:span text:style-name="_31_16">g</text:span><text:span text:style-name="_32_07">l</text:span><text:span text:style-name="_35_6">a</text:span><text:span text:style-name="_31_04">r</text:span><text:span text:style-name="_31_51"> </text:span><text:span text:style-name="_35_6">A</text:span><text:span text:style-name="_31_35">l</text:span><text:span text:style-name="_31_70">a</text:span><text:span text:style-name="_34_4">r</text:span><text:span text:style-name="_31_47">m</text:span></text:p>
      <text:p text:style-name="P1"><text:span text:style-name="_35_6">b</text:span><text:span text:style-name="_39_9">y</text:span><text:span text:style-name="_31_51"> </text:span><text:span text:style-name="_33_0">M</text:span><text:span text:style-name="_31_32">a</text:span><text:span text:style-name="_32_22">r</text:span><text:span text:style-name="_32_3">k</text:span><text:span text:style-name="_37_6"> </text:span><text:span text:style-name="_31_70">T</text:span><text:span text:style-name="_33_6">w</text:span><text:span text:style-name="_31_02">a</text:span><text:span text:style-name="_31_71">i</text:span><text:span text:style-name="_36_0">n</text:span></text:p>
      <text:p text:style-name="P1"><text:span text:style-name="_32_1">T</text:span><text:span text:style-name="_31_16">h</text:span><text:span text:style-name="_31_74">e</text:span><text:span text:style-name="_31_"> </text:span><text:span text:style-name="_31_34">c</text:span><text:span text:style-name="_32_16">o</text:span><text:span text:style-name="_34_1">n</text:span><text:span text:style-name="_31_17">v</text:span><text:span text:style-name="_32_19">e</text:span><text:span text:style-name="_33_9">r</text:span><text:span text:style-name="_31_29">s</text:span><text:span text:style-name="_32_03">a</text:span><text:span text:style-name="_37_1">t</text:span><text:span text:style-name="_31_47">i</text:span><text:span text:style-name="_31_71">o</text:span><text:span text:style-name="_34_4">n</text:span><text:span text:style-name="_37_6"> </text:span><text:span text:style-name="_32_24">d</text:span><text:span text:style-name="_32_0">r</text:span><text:span text:style-name="_31_17">i</text:span><text:span text:style-name="_32_01">f</text:span><text:span text:style-name="_37_2">t</text:span><text:span text:style-name="_31_29">e</text:span><text:span text:style-name="_32_22">d</text:span><text:span text:style-name="_31_"> </text:span><text:span text:style-name="_31_31">s</text:span><text:span text:style-name="_31_77">m</text:span><text:span text:style-name="_37_5">o</text:span><text:span text:style-name="_31_19">o</text:span><text:span text:style-name="_32_19">t</text:span><text:span text:style-name="_35_3">h</text:span><text:span text:style-name="_39_5">l</text:span><text:span text:style-name="_32_03">y</text:span><text:span text:style-name="_31_"> </text:span><text:span text:style-name="_31_05">a</text:span><text:span text:style-name="_32_01">n</text:span><text:span text:style-name="_33_0">d</text:span><text:span text:style-name="_37_6"> </text:span><text:span text:style-name="_31_79">p</text:span><text:span text:style-name="_33_5">l</text:span><text:span text:style-name="_31_43">e</text:span><text:span text:style-name="_31_76">a</text:span><text:span text:style-name="_32_4">s</text:span><text:span text:style-name="_39_6">a</text:span><text:span text:style-name="_31_92">n</text:span><text:span text:style-name="_37_1">t</text:span><text:span text:style-name="_31_47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44.46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6:53.08</dc:date>
    <meta:template xlink:type="simple" xlink:actuate="onRequest" xlink:title="Haathi" xlink:href="file:///C:/Users/kwa/AppData/Roaming/OpenOffice/4/user/template/Haathi.ott" meta:date="2016-02-23T10:16:44.02"/>
  </office:meta>
</office:document-meta>
</file>